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Normal">
      <style:text-properties officeooo:rsid="00063ec7" officeooo:paragraph-rsid="00063ec7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text-properties officeooo:rsid="00072a04" officeooo:paragraph-rsid="00072a04"/>
    </style:style>
    <style:style style:name="T1" style:family="text">
      <style:text-properties officeooo:rsid="0008a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ntos: </text:p>
      <text:p text:style-name="Normal">-ciclo de vida do software </text:p>
      <text:p text:style-name="Normal">-conceitos e atividades de gerência de configuração </text:p>
      <text:p text:style-name="Normal">-ações, técnicas e ferramentas de gerenciamento de versão </text:p>
      <text:p text:style-name="Normal">-ferramentas de controle de mudança </text:p>
      <text:p text:style-name="Normal">-integração contínua do software </text:p>
      <text:p text:style-name="Normal">-gerenciamento de dependências </text:p>
      <text:p text:style-name="Normal"/>
      <text:p text:style-name="Normal">Aula 1 - introdução à gerência de configuração </text:p>
      <text:p text:style-name="Normal"/>
      <text:p text:style-name="Normal">TEMA 2-Conteúdo</text:p>
      <text:p text:style-name="Normal"/>
      <text:p text:style-name="Normal">O que é gerência de configuração? </text:p>
      <text:p text:style-name="Normal">-é fundamental para a gestão de projetos de software, ajuda a assegurar que a integridade do software seja mantida ao longo do desenvolvimento, com foco na alta qualidade e requisitos atingidos. </text:p>
      <text:p text:style-name="Normal">-configuração <text:s/>está ligado as características funcionais e físicas de um sistema. </text:p>
      <text:p text:style-name="Normal">-todo sistema tem um ciclo de vida, sendo: concepção, desenho, implementação, implantação, manutenção e aposentadoria do sistema. Todas estas etapas, demandam a supervisão e a gestão do sistema. </text:p>
      <text:p text:style-name="Normal">-é uma maneira de manter o controle do que foi feito, do que está sendo feito e do que será feito no sistema. Do que foi solicitado a fazer, do que realmente é possível e importante a fazer . É um tipo de inventário, ligado a rastreabilidade de alterações no sistema. </text:p>
      <text:p text:style-name="Normal">-A gerência de configuração faz uso de ferramentas, técnicas, conhecimentos. </text:p>
      <text:p text:style-name="Normal">-tratado como um processo, executado em conjunto, sobreposição ou sucessão para que objetivos sejam atendidos. </text:p>
      <text:p text:style-name="Normal">-Sustenta o gerenciamento de projetos, o desenvolvimento, evolução e manutenção de software e documentações.</text:p>
      <text:p text:style-name="Normal"/>
      <text:p text:style-name="P2">VÍDEO 1 </text:p>
      <text:p text:style-name="P2">-software antigamente eram feito atrelados ao hardware, o que passou a ser ruim </text:p>
      <text:p text:style-name="P2"><text:soft-page-break/>-DOD-STD-2167 – padrão de práticas de engenharia de software </text:p>
      <text:p text:style-name="P2">-adotado linguagem de padrão ADA – estrutural, OO, e alto nível, continha todo ciclo de vida do software, concentrado em gerência de configuração </text:p>
      <text:p text:style-name="P2">-geralmente ligados ao governo EUA </text:p>
      <text:p text:style-name="P2">-padrão IEE/IEA12207 – aborda ciclo de vida do software, práticas comerciais de do gov. EUA, marco inicial do desen. de software </text:p>
      <text:p text:style-name="P2">-SISTEMA-conjunto de elementos que age separadamente mas se relacionam entre si para formar o todo (software de gestão), baseado em entrada, processamento e saída </text:p>
      <text:p text:style-name="P2">-configurações – conjunto de ações com determinado objetivo </text:p>
      <text:p text:style-name="P2">-ciclo de vida do software, semelhante ao ciclo de vida biológico </text:p>
      <text:p text:style-name="P2"><text:tab/>-prototipação, implementação, testes, implantação, manutenção e <text:tab/><text:tab/><text:tab/>aposentadoria do software.</text:p>
      <text:p text:style-name="P2">-este fluxo todo requer uma gerência </text:p>
      <text:p text:style-name="P2">-GC seria um conjunto de atividades que apoia o desenv. De software do início ao <text:tab/>fim, visando integridade e qualidade, define padrões e métodos, alterações <text:tab/>do código, versões, seria como um inventário. </text:p>
      <text:p text:style-name="P2">-utiliza várias técnicas e ferramentas para fazer esta gerência</text:p>
      <text:p text:style-name="P2"/>
      <text:p text:style-name="P2">IMPORTÂNCIA E PROBLEMAS COMUNS DA NÃO-ADOÇÃO </text:p>
      <text:p text:style-name="P2">-pode acontecer quando se está focado apenas em desenvolver e entregar logo, a fazer a manutenção rápida, sem utilizar as etapas da gerência de configuração </text:p>
      <text:p text:style-name="P2"/>
      <text:p text:style-name="P4">Casos reais de falha</text:p>
      <text:p text:style-name="P4">1-affordable care act (obamacare)</text:p>
      <text:p text:style-name="P4">-foi um programa do gov. EUA, relacionado a acesso fácil a saúde, porem, o site onde as pessoas se cadastravam estava mal estruturado para receber uma demanda tão alta de acessos e requisições, fazendo com que ficasse fora do ar </text:p>
      <text:p text:style-name="P4"/>
      <text:p text:style-name="P4">2-knight capital </text:p>
      <text:p text:style-name="P4">-empresa de negociação de ações financeiras, um funcionário subiu uma versão errada em um dos servidores, que fez com que o servidor em questão gerasse negociações automáticas. Gerou grande prejuízo a empresa.</text:p>
      <text:p text:style-name="P4"><text:soft-page-break/>Estes exemplos expõem a importância da Gerência de configuração ser levada a sério. </text:p>
      <text:p text:style-name="P4">SINAIS DE PROBLEMAS E IMPACTOS NEGATIVOS DA FALTA DE GERENCIAMENTO DE CONFIGURAÇÃO </text:p>
      <text:p text:style-name="P4">-sistemas inativos com certa frequência: erros de implantação, construção malfeita, ambientes diferentes, versões erradas, componentes faltando, gambiarras </text:p>
      <text:p text:style-name="P4">-desenvolvimento não-paralelizado: devs não conseguem trabalhar de forma paralela de forma segura, problemas na integração de código gerado vários devs ao mesmo tempo </text:p>
      <text:p text:style-name="P4">-ambientes demasiadamente complexos e que apresentam integridade comprometida: falhas entre os ambientes de testes, homologação, desenv com o de produção. Falhas aparecem somente na produção, sendo muito mais complexo de resolver.</text:p>
      <text:p text:style-name="P4">-liberações e principalmente implantações levam tempo para serem executadas: devido a pouca ou nenhuma automação, necessitando intervenção manual. </text:p>
      <text:p text:style-name="P4">-defeitos recorrentes: defeitos já identificados e corrigidos em desenv, para a aparecer em produção </text:p>
      <text:p text:style-name="P4">IMPACTOS </text:p>
      <text:p text:style-name="P4">-gastos desnecessários: tempo para solucionar problema, demandando mão de obra. Retrabalho. Gerando atrasos com prazos. </text:p>
      <text:p text:style-name="P4">-danos à reputação e imagem: Vai além do impacto financeiro, pois o dano a imagem da corporação a partir do momento que é exposta negativamente, se torna difícil de recuperar devido a geração de desconfiança perante os usuários. </text:p>
      <text:p text:style-name="P4">-proatividade danificada: a cultura de apagamento de incêndios acaba por afetar o moral e comportamento dos membros destas empresas. </text:p>
      <text:p text:style-name="P4">NECESSIDADES E BENEFÍCIOS DA GERÊNCIA DE CONFIGURAÇÃO </text:p>
      <text:p text:style-name="P4">-imprescindível para uma organização entender o seu negócio e que funcione corretamente </text:p>
      <text:p text:style-name="P4">-não se aplica apenas em desenvolvimento de software </text:p>
      <text:p text:style-name="P4"/>
      <text:p text:style-name="P4">VÍDEO 2</text:p>
      <text:p text:style-name="P4">-GC bem estruturada reflete diretamente na qualidade do trabalho em conjunto de devs, relacionado a organização de versionamento do projeto. </text:p>
      <text:p text:style-name="P4">-sistemas fora do ar geram prejuízos financeiros e institucionais para a empresa, além de aborrecimento aos clientes. </text:p>
      <text:p text:style-name="P4"><text:soft-page-break/>O QUE EVITAR PARA SE GARANTIR O BOM FUNCIONAMENTO </text:p>
      <text:p text:style-name="P4">-<text:span text:style-name="T1">evitar a não observância do que é e como deve funcionar corretamente a Gestão de configuração </text:span></text:p>
      <text:p text:style-name="P4">-<text:span text:style-name="T1">evitar a falta de conscientização de partes interessadas chaves </text:span></text:p>
      <text:p text:style-name="P4">-<text:span text:style-name="T1">evitar uma implantação ambiciosa demais já no início </text:span></text:p>
      <text:p text:style-name="P4">-<text:span text:style-name="T1">evitar negligenciar a necessidade de treinamento, iniciais e contínuos </text:span></text:p>
      <text:p text:style-name="P4"/>
      <text:p text:style-name="P4"/>
      <text:p text:style-name="P4"/>
      <text:p text:style-name="P4"/>
      <text:p text:style-name="P4"/>
      <text:p text:style-name="Normal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Walter Rodrigues Junior</meta:initial-creator>
    <meta:creation-date>2024-04-08T16:26:00Z</meta:creation-date>
    <dc:date>2024-04-10T17:34:20.371000000</dc:date>
    <meta:editing-cycles>4</meta:editing-cycles>
    <meta:editing-duration>PT2H4M49S</meta:editing-duration>
    <meta:document-statistic meta:table-count="0" meta:image-count="0" meta:object-count="0" meta:page-count="4" meta:paragraph-count="59" meta:word-count="808" meta:character-count="5489" meta:non-whitespace-character-count="4679"/>
    <meta:template xlink:type="simple" xlink:actuate="onRequest" xlink:title="" xlink:href="Normal.dotm"/>
  </office:meta>
</office:document-meta>
</file>